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83FE1E1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2.169cm" loext:decorative="false"/>
      <style:paragraph-properties style:writing-mode="lr-tb"/>
    </style:style>
    <style:style style:name="pr1" style:family="presentation" style:parent-style-name="lyt-roundedrect-title">
      <style:graphic-properties draw:fill-color="#ffffff" fo:min-height="3.256cm" loext:decorative="false"/>
      <style:paragraph-properties style:writing-mode="lr-tb"/>
    </style:style>
    <style:style style:name="pr2" style:family="presentation" style:parent-style-name="lyt-roundedrect-outline1">
      <style:graphic-properties draw:fill-color="#ffffff" fo:min-height="3.109cm" loext:decorative="false"/>
      <style:paragraph-properties style:writing-mode="lr-tb"/>
    </style:style>
    <style:style style:name="pr3" style:family="presentation" style:parent-style-name="lyt-roundedrec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yt-roundedrect-title">
      <style:graphic-properties draw:fill-color="#ffffff" draw:auto-grow-height="true" fo:min-height="3.506cm" loext:decorative="false"/>
      <style:paragraph-properties style:writing-mode="lr-tb"/>
    </style:style>
    <style:style style:name="pr5" style:family="presentation" style:parent-style-name="lyt-roundedrect-outline1">
      <style:graphic-properties draw:fill-color="#ffffff" draw:auto-grow-height="true" fo:min-height="12.18cm" loext:decorative="false"/>
      <style:paragraph-properties style:writing-mode="lr-tb"/>
    </style:style>
    <style:style style:name="pr6" style:family="presentation" style:parent-style-name="lyt-roundedrect-outline1">
      <style:graphic-properties draw:fill-color="#ffffff" draw:auto-grow-height="true" fo:min-height="15cm" loext:decorative="false"/>
      <style:paragraph-properties style:writing-mode="lr-tb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48pt" style:font-size-asian="48pt" style:font-size-complex="48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-color="#ffffff"/>
      <style:paragraph-properties fo:margin-left="1.2cm" fo:margin-right="0cm" fo:text-indent="-0.9cm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cm" fo:text-indent="-0.1cm"/>
      <style:text-properties style:font-name="Source Code Pro" fo:font-size="22pt" style:font-size-asian="22pt" style:font-size-complex="22pt"/>
    </style:style>
    <style:style style:name="P9" style:family="paragraph">
      <loext:graphic-properties draw:fill-color="#ffffff"/>
      <style:paragraph-properties fo:margin-left="0cm" fo:margin-right="0cm" fo:margin-top="0cm" fo:margin-bottom="0cm" fo:text-indent="-0.1cm"/>
      <style:text-properties style:font-name="Source Code Pr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text-indent="-0.1cm"/>
      <style:text-properties style:font-name="Source Code Pro" fo:font-size="20pt" style:font-size-asian="20pt" style:font-size-complex="20pt"/>
    </style:style>
    <style:style style:name="P11" style:family="paragraph">
      <loext:graphic-properties draw:fill-color="#ffffff"/>
      <style:paragraph-properties fo:margin-left="0cm" fo:margin-right="0cm" fo:margin-top="0cm" fo:margin-bottom="0cm" fo:text-indent="-0.1cm"/>
      <style:text-properties style:font-name="Source Code Pro"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indent="-0.1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-0.1cm"/>
    </style:style>
    <style:style style:name="P14" style:family="paragraph">
      <style:paragraph-properties fo:margin-left="0cm" fo:margin-right="0cm" fo:margin-top="0cm" fo:margin-bottom="0cm" fo:text-indent="-0.1cm"/>
      <style:text-properties style:font-name="Source Code Pro" fo:font-size="16pt" style:font-size-asian="16pt" style:font-size-complex="16pt"/>
    </style:style>
    <style:style style:name="P15" style:family="paragraph">
      <loext:graphic-properties draw:fill-color="#ffffff"/>
      <style:paragraph-properties fo:margin-left="0cm" fo:margin-right="0cm" fo:margin-top="0cm" fo:margin-bottom="0cm" fo:text-indent="-0.1cm"/>
      <style:text-properties style:font-name="Source Code Pro" fo:font-size="16pt" style:font-size-asian="16pt" style:font-size-complex="16pt"/>
    </style:style>
    <style:style style:name="P16" style:family="paragraph">
      <loext:graphic-properties draw:fill-color="#ffffff"/>
      <style:paragraph-properties fo:margin-left="1.2cm" fo:margin-right="0cm" fo:text-indent="-0.9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ource Code Pro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Source Code Pro"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draw:frame presentation:style-name="pr1" draw:text-style-name="P2" draw:layer="layout" svg:width="23cm" svg:height="3.785cm" svg:x="1cm" svg:y="8.98cm" presentation:class="title" presentation:user-transformed="true">
          <draw:text-box>
            <text:p text:style-name="P1"><text:span text:style-name="T1">RISC-V</text:span><text:span text:style-name="T1"><text:line-break/></text:span><text:span text:style-name="T1">Pipelined Processor</text:span></text:p>
          </draw:text-box>
        </draw:frame>
        <draw:frame presentation:style-name="pr2" draw:text-style-name="P4" draw:layer="layout" svg:width="16.5cm" svg:height="3.109cm" svg:x="10.5cm" svg:y="13.391cm" presentation:class="outline" presentation:user-transformed="true">
          <draw:text-box>
            <text:list text:style-name="L2">
              <text:list-header>
                <text:p text:style-name="P3"><text:span text:style-name="T2">Giuliano Verrand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Bubble sort</text:p>
          </draw:text-box>
        </draw:frame>
        <draw:frame presentation:style-name="pr5" draw:text-style-name="P9" draw:layer="layout" svg:width="17cm" svg:height="12.18cm" svg:x="4.622cm" svg:y="7.011cm" presentation:class="outline" presentation:user-transformed="true">
          <draw:text-box>
            <text:p text:style-name="P8"><text:span text:style-name="T3">for(int i=N-1; i&gt;=0; i--){</text:span></text:p>
            <text:p text:style-name="P8"><text:span text:style-name="T3"><text:tab/></text:span><text:span text:style-name="T3">for(int j=0; j&lt;=i; j++){</text:span></text:p>
            <text:p text:style-name="P8"><text:span text:style-name="T3"><text:tab/></text:span><text:span text:style-name="T3"><text:tab/></text:span><text:span text:style-name="T3">if(array[j] CMP array[j+1]){</text:span></text:p>
            <text:p text:style-name="P8"><text:span text:style-name="T3"><text:tab/></text:span><text:span text:style-name="T3"><text:tab/></text:span><text:span text:style-name="T3"><text:tab/></text:span><text:span text:style-name="T3">tmp=array[j];</text:span></text:p>
            <text:p text:style-name="P8"><text:span text:style-name="T3"><text:tab/></text:span><text:span text:style-name="T3"><text:tab/></text:span><text:span text:style-name="T3"><text:tab/></text:span><text:span text:style-name="T3">array[j]=array[j+1];</text:span></text:p>
            <text:p text:style-name="P8"><text:span text:style-name="T3"><text:tab/></text:span><text:span text:style-name="T3"><text:tab/></text:span><text:span text:style-name="T3"><text:tab/></text:span><text:span text:style-name="T3">array[j+1]=tmp;</text:span></text:p>
            <text:p text:style-name="P8"><text:span text:style-name="T3"><text:tab/></text:span><text:span text:style-name="T3"><text:tab/></text:span><text:span text:style-name="T3">}</text:span></text:p>
            <text:p text:style-name="P8"><text:span text:style-name="T3"><text:tab/></text:span><text:span text:style-name="T3">}</text:span></text:p>
            <text:p text:style-name="P8"><text:span text:style-name="T3">}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Bubble sort</text:p>
          </draw:text-box>
        </draw:frame>
        <draw:frame presentation:style-name="pr5" draw:text-style-name="P11" draw:layer="layout" svg:width="17cm" svg:height="14.225cm" svg:x="2cm" svg:y="4.775cm" presentation:class="outline" presentation:user-transformed="true">
          <draw:text-box>
            <text:p text:style-name="P10"><text:span text:style-name="T4">main:</text:span></text:p>
            <text:p text:style-name="P10"><text:span text:style-name="T4"><text:tab/></text:span><text:span text:style-name="T4">lui</text:span><text:span text:style-name="T4"><text:tab/></text:span><text:span text:style-name="T4">a1,%hi(.LANCHOR0)</text:span></text:p>
            <text:p text:style-name="P10"><text:span text:style-name="T4"><text:tab/></text:span><text:span text:style-name="T4">addi</text:span><text:span text:style-name="T4"><text:tab/></text:span><text:span text:style-name="T4">a1,a1,%lo(.LANCHOR0)</text:span></text:p>
            <text:p text:style-name="P10"><text:span text:style-name="T4"><text:tab/></text:span><text:span text:style-name="T4">addi</text:span><text:span text:style-name="T4"><text:tab/></text:span><text:span text:style-name="T4">a2,a1,48</text:span></text:p>
            <text:p text:style-name="P10"><text:span text:style-name="T4"><text:tab/></text:span><text:span text:style-name="T4">j</text:span><text:span text:style-name="T4"><text:tab/></text:span><text:span text:style-name="T4">.L2</text:span></text:p>
            <text:p text:style-name="P10"><text:span text:style-name="T4">.L3:</text:span></text:p>
            <text:p text:style-name="P10"><text:span text:style-name="T4"><text:tab/></text:span><text:span text:style-name="T4">addi</text:span><text:span text:style-name="T4"><text:tab/></text:span><text:span text:style-name="T4">a5,a5,4</text:span></text:p>
            <text:p text:style-name="P10"><text:span text:style-name="T4"><text:tab/></text:span><text:span text:style-name="T4">beq</text:span><text:span text:style-name="T4"><text:tab/></text:span><text:span text:style-name="T4">a5,a2,.L7</text:span></text:p>
            <text:p text:style-name="P10"><text:span text:style-name="T4">.L4:</text:span></text:p>
            <text:p text:style-name="P10"><text:span text:style-name="T4"><text:tab/></text:span><text:span text:style-name="T4">lw</text:span><text:span text:style-name="T4"><text:tab/></text:span><text:span text:style-name="T4">a4,0(a5)</text:span></text:p>
            <text:p text:style-name="P10"><text:span text:style-name="T4"><text:tab/></text:span><text:span text:style-name="T4">lw</text:span><text:span text:style-name="T4"><text:tab/></text:span><text:span text:style-name="T4">a3,4(a5)</text:span></text:p>
            <text:p text:style-name="P10"><text:span text:style-name="T4"><text:tab/></text:span><text:span text:style-name="T4">ble</text:span><text:span text:style-name="T4"><text:tab/></text:span><text:span text:style-name="T4">a4,a3,.L3</text:span></text:p>
            <text:p text:style-name="P10"><text:span text:style-name="T4"><text:tab/></text:span><text:span text:style-name="T4">sw</text:span><text:span text:style-name="T4"><text:tab/></text:span><text:span text:style-name="T4">a3,0(a5)</text:span></text:p>
            <text:p text:style-name="P10"><text:span text:style-name="T4"><text:tab/></text:span><text:span text:style-name="T4">sw</text:span><text:span text:style-name="T4"><text:tab/></text:span><text:span text:style-name="T4">a4,4(a5)</text:span></text:p>
            <text:p text:style-name="P10"><text:span text:style-name="T4"><text:tab/></text:span><text:span text:style-name="T4">j</text:span><text:span text:style-name="T4"><text:tab/></text:span><text:span text:style-name="T4">.L3</text:span></text:p>
            <text:p text:style-name="P10"><text:span text:style-name="T4"/></text:p>
          </draw:text-box>
        </draw:frame>
        <draw:frame draw:style-name="gr2" draw:text-style-name="P13" draw:layer="layout" svg:width="9.5cm" svg:height="12.419cm" svg:x="15cm" svg:y="5cm">
          <draw:text-box>
            <text:p text:style-name="P12"><text:span text:style-name="T5">.L7:</text:span></text:p>
            <text:p text:style-name="P12"><text:span text:style-name="T5"><text:tab/></text:span><text:span text:style-name="T5">addi</text:span><text:span text:style-name="T5"><text:tab/></text:span><text:span text:style-name="T5">a2,a2,-4</text:span></text:p>
            <text:p text:style-name="P12"><text:span text:style-name="T5"><text:tab/></text:span><text:span text:style-name="T5">beq</text:span><text:span text:style-name="T5"><text:tab/></text:span><text:span text:style-name="T5">a2,a1,.L5</text:span></text:p>
            <text:p text:style-name="P12"><text:span text:style-name="T5">.L2:</text:span></text:p>
            <text:p text:style-name="P12"><text:span text:style-name="T5"><text:tab/></text:span><text:span text:style-name="T5">mv</text:span><text:span text:style-name="T5"><text:tab/></text:span><text:span text:style-name="T5">a5,a1</text:span></text:p>
            <text:p text:style-name="P12"><text:span text:style-name="T5"><text:tab/></text:span><text:span text:style-name="T5">j</text:span><text:span text:style-name="T5"><text:tab/></text:span><text:span text:style-name="T5">.L4</text:span></text:p>
            <text:p text:style-name="P12"><text:span text:style-name="T5">.L5:</text:span></text:p>
            <text:p text:style-name="P12"><text:span text:style-name="T5"><text:tab/></text:span><text:span text:style-name="T5">li</text:span><text:span text:style-name="T5"><text:tab/></text:span><text:span text:style-name="T5">a0,0</text:span></text:p>
            <text:p text:style-name="P12"><text:span text:style-name="T5"><text:tab/></text:span><text:span text:style-name="T5">ret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>
          <draw:text-box>
            <text:p text:style-name="P6">Bubble sort</text:p>
          </draw:text-box>
        </draw:frame>
        <draw:frame presentation:style-name="pr6" draw:text-style-name="P15" draw:layer="layout" svg:width="16.5cm" svg:height="15cm" svg:x="5.5cm" svg:y="4.5cm" presentation:class="outline" presentation:user-transformed="true">
          <draw:text-box>
            <text:p text:style-name="P14"><text:span text:style-name="T6">main:</text:span></text:p>
            <text:p text:style-name="P14"><text:span text:style-name="T6"><text:s text:c="5"/></text:span><text:span text:style-name="T6">addi <text:s text:c="3"/>x1,x0,0 <text:s text:c="2"/># t=0</text:span></text:p>
            <text:p text:style-name="P14"><text:span text:style-name="T6"><text:s text:c="5"/></text:span><text:span text:style-name="T6">addi <text:s text:c="3"/>x2,x1,11 <text:s/># i=t+N-1</text:span></text:p>
            <text:p text:style-name="P14"><text:span text:style-name="T6"><text:s text:c="5"/></text:span><text:span text:style-name="T6">beq <text:s text:c="4"/>x0,x0,11 <text:s/># <text:s text:c="12"/>go .L2</text:span></text:p>
            <text:p text:style-name="P14"><text:span text:style-name="T6">.L3: <text:s/></text:span></text:p>
            <text:p text:style-name="P14"><text:span text:style-name="T6"><text:s text:c="5"/></text:span><text:span text:style-name="T6">addi <text:s text:c="3"/>x5,x5,1 <text:s text:c="2"/># j++</text:span></text:p>
            <text:p text:style-name="P14"><text:span text:style-name="T6"><text:s text:c="5"/></text:span><text:span text:style-name="T6">beq <text:s text:c="4"/>x5,x2,7 <text:s text:c="2"/># if j=i <text:s text:c="2"/>→ <text:s/>go .L7</text:span></text:p>
            <text:p text:style-name="P14"><text:span text:style-name="T6">.L4: <text:s/></text:span></text:p>
            <text:p text:style-name="P14"><text:span text:style-name="T6"><text:s text:c="5"/></text:span><text:span text:style-name="T6">ld <text:s text:c="5"/>x3,0(x5) <text:s/># a=array[j]</text:span></text:p>
            <text:p text:style-name="P14"><text:span text:style-name="T6"><text:s text:c="5"/></text:span><text:span text:style-name="T6">ld <text:s text:c="5"/>x4,1(x5) <text:s/># b=array[j+1]</text:span></text:p>
            <text:p text:style-name="P14"><text:span text:style-name="T6"><text:s text:c="5"/></text:span><text:span text:style-name="T6">bge <text:s text:c="4"/>x4,x3,-4 <text:s/># if b&gt;=a <text:s/>→ <text:s/>go .L3</text:span></text:p>
            <text:p text:style-name="P14"><text:span text:style-name="T6"><text:s text:c="5"/></text:span><text:span text:style-name="T6">sd <text:s text:c="5"/>x4,0(x5) <text:s/># array[j]=b</text:span></text:p>
            <text:p text:style-name="P14"><text:span text:style-name="T6"><text:s text:c="5"/></text:span><text:span text:style-name="T6">sd <text:s text:c="5"/>x3,1(x5) <text:s/># array[j+1]=a</text:span></text:p>
            <text:p text:style-name="P14"><text:span text:style-name="T6"><text:s text:c="5"/></text:span><text:span text:style-name="T6">beq <text:s text:c="4"/>x0,x0,-7 <text:s/># <text:s text:c="12"/>go .L3</text:span></text:p>
            <text:p text:style-name="P14"><text:span text:style-name="T6">.L7: </text:span></text:p>
            <text:p text:style-name="P14"><text:span text:style-name="T6"><text:s text:c="5"/></text:span><text:span text:style-name="T6">addi <text:s text:c="3"/>x2,x2,-1 <text:s/># i--</text:span></text:p>
            <text:p text:style-name="P14"><text:span text:style-name="T6"><text:s text:c="5"/></text:span><text:span text:style-name="T6">beq <text:s text:c="4"/>x2,x1,3 <text:s text:c="2"/># if i=0 <text:s text:c="5"/>go .L5</text:span></text:p>
            <text:p text:style-name="P14"><text:span text:style-name="T6">.L2: <text:s/></text:span></text:p>
            <text:p text:style-name="P14"><text:span text:style-name="T6"><text:s text:c="5"/></text:span><text:span text:style-name="T6">addi <text:s text:c="3"/>x5,x1,0 <text:s text:c="2"/># j = 0</text:span></text:p>
            <text:p text:style-name="P14"><text:span text:style-name="T6"><text:s text:c="5"/></text:span><text:span text:style-name="T6">beq <text:s text:c="4"/>x0,x0,-9 <text:s/># <text:s text:c="12"/>go .L4</text:span></text:p>
            <text:p text:style-name="P14"><text:span text:style-name="T6"><text:s text:c="5"/></text:span><text:span text:style-name="T6">beq <text:s text:c="4"/>x0,x0,0 <text:s text:c="2"/># STOP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draw:frame presentation:style-name="pr4" draw:text-style-name="P7" draw:layer="layout" svg:width="23cm" svg:height="3.506cm" svg:x="1cm" svg:y="0.837cm" presentation:class="title" presentation:placeholder="true">
          <draw:text-box/>
        </draw:frame>
        <draw:frame presentation:style-name="pr5" draw:text-style-name="P16" draw:layer="layout" svg:width="22.6cm" svg:height="12.18cm" svg:x="1.4cm" svg:y="4.914cm" presentation:class="outline" presentation:placeholder="true">
          <draw:text-box/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rectangles3" xlink:href="Pictures/10000000000003200000025883FE1E1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color="#198a8a" loext:opacity="100%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title>Rounded Rectangles</dc:title>
    <dc:description>Presentation Layout Template</dc:description>
    <meta:creation-date>2024-07-06T20:37:57.320232859</meta:creation-date>
    <dc:language>en-US</dc:language>
    <meta:editing-cycles>2</meta:editing-cycles>
    <meta:editing-duration>PT8S</meta:editing-duration>
    <dc:date>2024-07-06T21:10:16.680526854</dc:date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